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Impl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Present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Impl.getSymboli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ResourceImpl( ResourceImpl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put( Object key ,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sourceImpl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Impl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convertURItoURL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ResourceImpl.get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Resourc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addCategory( CategoryImpl c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addRequire( Requiremen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Impl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addCapability( Capability c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Impl.setRepository( Repository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